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dAccreditablePolicyBuilder.getAccreditable( String elementName , String i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movedAccreditablePolicyBuilder.RemovedAccreditablePolicyBuilder( AccreditableManager accreditabl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dAccreditablePolicyBuilder.setRemovedAccreditable( Accreditable accr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